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403.6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  <style:text-properties fo:color="#000000"/>
    </style:style>
    <style:style style:name="ce4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7" style:family="table-cell" style:parent-style-name="Default" style:data-style-name="N10120">
      <style:table-cell-properties fo:border="0.06pt solid #000000"/>
    </style:style>
    <style:style style:name="ce8" style:family="table-cell" style:parent-style-name="Default">
      <style:table-cell-properties fo:border="1.05pt double #000000" style:border-line-width="0.12mm 0.12mm 0.12mm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08">
      <style:table-cell-properties fo:border="1.05pt double #000000" style:border-line-width="0.12mm 0.12mm 0.12mm"/>
    </style:style>
    <style:style style:name="ce12" style:family="table-cell" style:parent-style-name="Default" style:data-style-name="N10120">
      <style:table-cell-properties fo:border="1.05pt double #000000" style:border-line-width="0.12mm 0.12mm 0.12mm"/>
    </style:style>
    <style:style style:name="ce13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="none"/>
    </style:style>
    <style:style style:name="ce15" style:family="table-cell" style:parent-style-name="Default">
      <style:table-cell-properties style:text-align-source="fix" style:repeat-content="false" fo:border="0.99pt ridge #000000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Preis (1 Stk)</text:p>
          </table:table-cell>
          <table:table-cell table:style-name="ce1" office:value-type="string" calcext:value-type="string">
            <text:p>Preis</text:p>
          </table:table-cell>
          <table:table-cell table:style-name="ce15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32x32 Matri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3.02" calcext:value-type="currency">
            <text:p>€ 63,02</text:p>
          </table:table-cell>
          <table:table-cell table:formula="of:=[.B2]*[.C2]" office:value-type="currency" office:currency="EUR" office:value="63.02" calcext:value-type="currency">
            <text:p>€ 63,02</text:p>
          </table:table-cell>
          <table:table-cell office:value-type="string" calcext:value-type="string">
            <text:p><text:a xlink:href="https://www.amazon.de/Adafruit-RGB-LED-Panel-32x32-Matrix/dp/B00M40XWBI/ref=sr_1_1?ie=UTF8&amp;qid=1489149951&amp;sr=8-1&amp;keywords=32x32+matrix" xlink:type="simple">https://www.amazon.de/Adafruit-RGB-LED-Panel-32x32-Matrix/dp/B00M40XWBI/ref=sr_1_1?ie=UTF8&amp;qid=1489149951&amp;sr=8-1&amp;keywords=32x32+matrix</text:a></text:p>
          </table:table-cell>
        </table:table-row>
        <table:table-row table:style-name="ro2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.28" calcext:value-type="currency">
            <text:p>€ 35,28</text:p>
          </table:table-cell>
          <table:table-cell table:formula="of:=[.B3]*[.C3]" office:value-type="currency" office:currency="EUR" office:value="35.28" calcext:value-type="currency">
            <text:p>€ 35,28</text:p>
          </table:table-cell>
          <table:table-cell office:value-type="string" calcext:value-type="string">
            <text:p><text:a xlink:href="https://www.amazon.de/Arduino-Mega-2560-R3-Microcontroller/dp/B0046AMGW0/ref=sr_1_4?ie=UTF8&amp;qid=1489147755&amp;sr=8-4&amp;keywords=arduino+mega" xlink:type="simple">https://www.amazon.de/Arduino-Mega-2560-R3-Microcontroller/dp/B0046AMGW0/ref=sr_1_4?ie=UTF8&amp;qid=1489147755&amp;sr=8-4&amp;keywords=arduino+mega</text:a></text:p>
          </table:table-cell>
        </table:table-row>
        <table:table-row table:style-name="ro2">
          <table:table-cell office:value-type="string" calcext:value-type="string">
            <text:p>7 Segment Anzeig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97" calcext:value-type="currency">
            <text:p>€ 2,97</text:p>
          </table:table-cell>
          <table:table-cell table:formula="of:=[.B4]*[.C4]" office:value-type="currency" office:currency="EUR" office:value="5.94" calcext:value-type="currency">
            <text:p>€ 5,94</text:p>
          </table:table-cell>
          <table:table-cell office:value-type="string" calcext:value-type="string">
            <text:p><text:a xlink:href="http://at.rs-online.com/web/p/led-displays/8134801/" xlink:type="simple">http://at.rs-online.com/web/p/led-displays/8134801/</text:a></text:p>
          </table:table-cell>
        </table:table-row>
        <table:table-row table:style-name="ro2">
          <table:table-cell office:value-type="string" calcext:value-type="string">
            <text:p>Potentiome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92" calcext:value-type="currency">
            <text:p>€ 1,92</text:p>
          </table:table-cell>
          <table:table-cell table:formula="of:=[.B5]*[.C5]" office:value-type="currency" office:currency="EUR" office:value="1.92" calcext:value-type="currency">
            <text:p>€ 1,92</text:p>
          </table:table-cell>
          <table:table-cell office:value-type="string" calcext:value-type="string">
            <text:p><text:a xlink:href="https://www.reichelt.at/4mm-Potis-mono/PO4M-LIN-220K/3/index.html?ACTION=3&amp;LA=446&amp;ARTICLE=88273&amp;GROUPID=3133&amp;artnr=PO4M-LIN+220K&amp;SEARCH=PC16" xlink:type="simple">https://www.reichelt.at/4mm-Potis-mono/PO4M-LIN-220K/3/index.html?ACTION=3&amp;LA=446&amp;ARTICLE=88273&amp;GROUPID=3133&amp;artnr=PO4M-LIN+220K&amp;SEARCH=PC16</text:a></text:p>
          </table:table-cell>
        </table:table-row>
        <table:table-row table:style-name="ro2">
          <table:table-cell office:value-type="string" calcext:value-type="string">
            <text:p>74HC165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32" calcext:value-type="currency">
            <text:p>€ 0,32</text:p>
          </table:table-cell>
          <table:table-cell table:formula="of:=[.B6]*[.C6]" office:value-type="currency" office:currency="EUR" office:value="1.28" calcext:value-type="currency">
            <text:p>€ 1,28</text:p>
          </table:table-cell>
          <table:table-cell office:value-type="string" calcext:value-type="string">
            <text:p><text:a xlink:href="http://at.rs-online.com/web/p/zahler-und-schieberegister/1776629/" xlink:type="simple">http://at.rs-online.com/web/p/zahler-und-schieberegister/1776629/</text:a></text:p>
          </table:table-cell>
        </table:table-row>
        <table:table-row table:style-name="ro2">
          <table:table-cell office:value-type="string" calcext:value-type="string">
            <text:p>MAX72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44" calcext:value-type="currency">
            <text:p>€ 7,44</text:p>
          </table:table-cell>
          <table:table-cell table:formula="of:=[.B7]*[.C7]" office:value-type="currency" office:currency="EUR" office:value="7.44" calcext:value-type="currency">
            <text:p>€ 7,44</text:p>
          </table:table-cell>
          <table:table-cell office:value-type="string" calcext:value-type="string">
            <text:p><text:a xlink:href="http://at.rs-online.com/web/p/zahler-und-schieberegister/7390136/" xlink:type="simple">http://at.rs-online.com/web/p/zahler-und-schieberegister/7390136/</text:a></text:p>
          </table:table-cell>
        </table:table-row>
        <table:table-row table:style-name="ro2">
          <table:table-cell office:value-type="string" calcext:value-type="string">
            <text:p>DIN-Buchse Consol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8]*[.C8]" office:value-type="currency" office:currency="EUR" office:value="2.4" calcext:value-type="currency">
            <text:p>€ 2,40</text:p>
          </table:table-cell>
          <table:table-cell office:value-type="string" calcext:value-type="string">
            <text:p><text:a xlink:href="https://www.reichelt.at/Diodeneinbaubuchsen/MABPM-5S/3/index.html?ACTION=3&amp;LA=446&amp;ARTICLE=143448&amp;GROUPID=7462&amp;artnr=MABPM+5S&amp;SEARCH=DIN%2BBuchsen" xlink:type="simple">https://www.reichelt.at/Diodeneinbaubuchsen/MABPM-5S/3/index.html?ACTION=3&amp;LA=446&amp;ARTICLE=143448&amp;GROUPID=7462&amp;artnr=MABPM+5S&amp;SEARCH=DIN%2BBuchsen</text:a></text:p>
          </table:table-cell>
        </table:table-row>
        <table:table-row table:style-name="ro2">
          <table:table-cell table:style-name="ce3" office:value-type="string" calcext:value-type="string">
            <text:p>Verbindungs-Kabel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currency" office:currency="EUR" office:value="1.41" calcext:value-type="currency">
            <text:p>€ 1,41</text:p>
          </table:table-cell>
          <table:table-cell table:style-name="ce6" table:formula="of:=[.B9]*[.C9]" office:value-type="currency" office:currency="EUR" office:value="5.64" calcext:value-type="currency">
            <text:p>€ 5,64</text:p>
          </table:table-cell>
          <table:table-cell office:value-type="string" calcext:value-type="string">
            <text:p><text:a xlink:href="https://www.reichelt.at/A-V-Kabel-DIN-/AVK-123/3/index.html?ACTION=3&amp;LA=446&amp;ARTICLE=30527&amp;GROUPID=5462&amp;artnr=AVK+123&amp;SEARCH=AVK%2B123" xlink:type="simple">https://www.reichelt.at/A-V-Kabel-DIN-/AVK-123/3/index.html?ACTION=3&amp;LA=446&amp;ARTICLE=30527&amp;GROUPID=5462&amp;artnr=AVK+123&amp;SEARCH=AVK%2B123</text:a></text:p>
          </table:table-cell>
        </table:table-row>
        <table:table-row table:style-name="ro2">
          <table:table-cell office:value-type="string" calcext:value-type="string">
            <text:p>Kontrolltaster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1.49" calcext:value-type="currency">
            <text:p>€ 1,49</text:p>
          </table:table-cell>
          <table:table-cell table:formula="of:=[.B10]*[.C10]" office:value-type="currency" office:currency="EUR" office:value="23.84" calcext:value-type="currency">
            <text:p>€ 23,84</text:p>
          </table:table-cell>
          <table:table-cell office:value-type="string" calcext:value-type="string">
            <text:p><text:a xlink:href="http://at.rs-online.com/web/p/tastaturschalter/0102311/?origin=PSF_428099" xlink:type="simple">http://at.rs-online.com/web/p/tastaturschalter/0102311/?origin=PSF_428099</text:a></text:p>
          </table:table-cell>
        </table:table-row>
        <table:table-row table:style-name="ro2">
          <table:table-cell office:value-type="string" calcext:value-type="string">
            <text:p>Aktionstaster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.43" calcext:value-type="currency">
            <text:p>€ 1,43</text:p>
          </table:table-cell>
          <table:table-cell table:formula="of:=[.B11]*[.C11]" office:value-type="currency" office:currency="EUR" office:value="11.44" calcext:value-type="currency">
            <text:p>€ 11,44</text:p>
          </table:table-cell>
          <table:table-cell office:value-type="string" calcext:value-type="string">
            <text:p><text:a xlink:href="http://at.rs-online.com/web/p/tastaturschalter/0102248/?origin=PSF_428099" xlink:type="simple">http://at.rs-online.com/web/p/tastaturschalter/0102248/?origin=PSF_428099</text:a></text:p>
          </table:table-cell>
        </table:table-row>
        <table:table-row table:style-name="ro2">
          <table:table-cell office:value-type="string" calcext:value-type="string">
            <text:p>Arduino-Buchsen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71" calcext:value-type="currency">
            <text:p>€ 3,71</text:p>
          </table:table-cell>
          <table:table-cell table:formula="of:=[.B12]*[.C12]" office:value-type="currency" office:currency="EUR" office:value="3.71" calcext:value-type="currency">
            <text:p>€ 3,71</text:p>
          </table:table-cell>
          <table:table-cell office:value-type="string" calcext:value-type="string">
            <text:p><text:a xlink:href="http://at.rs-online.com/web/p/leiterplatten-buchsen/2304938/" xlink:type="simple">http://at.rs-online.com/web/p/leiterplatten-buchsen/2304938/</text:a></text:p>
          </table:table-cell>
        </table:table-row>
        <table:table-row table:style-name="ro2">
          <table:table-cell office:value-type="string" calcext:value-type="string">
            <text:p>Matrix-Stift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€ 0,49</text:p>
          </table:table-cell>
          <table:table-cell table:formula="of:=[.B13]*[.C13]" office:value-type="currency" office:currency="EUR" office:value="0.49" calcext:value-type="currency">
            <text:p>€ 0,49</text:p>
          </table:table-cell>
          <table:table-cell office:value-type="string" calcext:value-type="string">
            <text:p><text:a xlink:href="http://at.rs-online.com/web/p/leiterplatten-header/8323500/" xlink:type="simple">http://at.rs-online.com/web/p/leiterplatten-header/8323500/</text:a></text:p>
          </table:table-cell>
        </table:table-row>
        <table:table-row table:style-name="ro2">
          <table:table-cell office:value-type="string" calcext:value-type="string">
            <text:p>Z-Diod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9" calcext:value-type="currency">
            <text:p>€ 0,06</text:p>
          </table:table-cell>
          <table:table-cell table:formula="of:=[.B14]*[.C14]" office:value-type="currency" office:currency="EUR" office:value="0.059" calcext:value-type="currency">
            <text:p>€ 0,06</text:p>
          </table:table-cell>
          <table:table-cell office:value-type="string" calcext:value-type="string">
            <text:p><text:a xlink:href="http://at.rs-online.com/web/p/zener-dioden/8185099/" xlink:type="simple">http://at.rs-online.com/web/p/zener-dioden/8185099/</text:a></text:p>
          </table:table-cell>
        </table:table-row>
        <table:table-row table:style-name="ro2">
          <table:table-cell office:value-type="string" calcext:value-type="string">
            <text:p>Z-Diode-Vorwiderstan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" calcext:value-type="currency">
            <text:p>€ 0,03</text:p>
          </table:table-cell>
          <table:table-cell table:formula="of:=[.B15]*[.C15]" office:value-type="currency" office:currency="EUR" office:value="0.03" calcext:value-type="currency">
            <text:p>€ 0,03</text:p>
          </table:table-cell>
          <table:table-cell office:value-type="string" calcext:value-type="string">
            <text:p><text:a xlink:href="https://www.reichelt.at/SMD-1206-von-0-bis-910-Ohm/SMD-1-4W-10/3/index.html?ACTION=3&amp;LA=446&amp;ARTICLE=18241&amp;GROUPID=7973&amp;artnr=SMD+1%2F4W+10&amp;SEARCH=SMD-Chip-Widerstand%252C%2BBauform%2B1206%252C%2B10%2BOhm" xlink:type="simple">https://www.reichelt.at/SMD-1206-von-0-bis-910-Ohm/SMD-1-4W-10/3/index.html?ACTION=3&amp;LA=446&amp;ARTICLE=18241&amp;GROUPID=7973&amp;artnr=SMD+1%2F4W+10&amp;SEARCH=SMD-Chip-Widerstand%252C%2BBauform%2B1206%252C%2B10%2BOhm</text:a></text:p>
          </table:table-cell>
        </table:table-row>
        <table:table-row table:style-name="ro2">
          <table:table-cell office:value-type="string" calcext:value-type="string">
            <text:p>Controller-Kondensator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0.04" calcext:value-type="currency">
            <text:p>€ 0,04</text:p>
          </table:table-cell>
          <table:table-cell table:formula="of:=[.B16]*[.C16]" office:value-type="currency" office:currency="EUR" office:value="0.96" calcext:value-type="currency">
            <text:p>€ 0,96</text:p>
          </table:table-cell>
          <table:table-cell office:value-type="string" calcext:value-type="string">
            <text:p><text:a xlink:href="https://www.reichelt.at/Vielschicht-SMD-G0805/X7R-0805-CG-100N/3/index.html?ACTION=3&amp;LA=446&amp;ARTICLE=194283&amp;GROUPID=8048&amp;artnr=X7R+0805+CG+100N&amp;SEARCH=SMD%2B100nF" xlink:type="simple">https://www.reichelt.at/Vielschicht-SMD-G0805/X7R-0805-CG-100N/3/index.html?ACTION=3&amp;LA=446&amp;ARTICLE=194283&amp;GROUPID=8048&amp;artnr=X7R+0805+CG+100N&amp;SEARCH=SMD%2B100nF</text:a></text:p>
          </table:table-cell>
        </table:table-row>
        <table:table-row table:style-name="ro2">
          <table:table-cell office:value-type="string" calcext:value-type="string">
            <text:p>Controller-Widerstand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7]*[.C17]" office:value-type="currency" office:currency="EUR" office:value="0.48" calcext:value-type="currency">
            <text:p>€ 0,48</text:p>
          </table:table-cell>
          <table:table-cell office:value-type="string" calcext:value-type="string">
            <text:p><text:a xlink:href="https://www.reichelt.at/SMD-1206-von-1-bis-910-kOhm/RND-1206-1-10K/3/index.html?ACTION=3&amp;LA=2&amp;ARTICLE=183394&amp;GROUPID=7974&amp;artnr=RND+1206+1+10K&amp;SEARCH=%252A" xlink:type="simple">https://www.reichelt.at/SMD-1206-von-1-bis-910-kOhm/RND-1206-1-10K/3/index.html?ACTION=3&amp;LA=2&amp;ARTICLE=183394&amp;GROUPID=7974&amp;artnr=RND+1206+1+10K&amp;SEARCH=%252A</text:a></text:p>
          </table:table-cell>
        </table:table-row>
        <table:table-row table:style-name="ro2">
          <table:table-cell office:value-type="string" calcext:value-type="string">
            <text:p>MAX7219-Widerstand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02" calcext:value-type="currency">
            <text:p>€ 0,02</text:p>
          </table:table-cell>
          <table:table-cell office:value-type="string" calcext:value-type="string">
            <text:p><text:a xlink:href="https://www.reichelt.at/SMD-1206-von-0-bis-910-Ohm/RND-1206-1-200/3/index.html?ACTION=3&amp;LA=2&amp;ARTICLE=183353&amp;GROUPID=7973&amp;artnr=RND+1206+1+200&amp;SEARCH=%252A" xlink:type="simple">https://www.reichelt.at/SMD-1206-von-0-bis-910-Ohm/RND-1206-1-200/3/index.html?ACTION=3&amp;LA=2&amp;ARTICLE=183353&amp;GROUPID=7973&amp;artnr=RND+1206+1+200&amp;SEARCH=%252A</text:a></text:p>
          </table:table-cell>
        </table:table-row>
        <table:table-row table:style-name="ro2">
          <table:table-cell office:value-type="string" calcext:value-type="string">
            <text:p>Netzteil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13.85" calcext:value-type="currency">
            <text:p>€ 13,85</text:p>
          </table:table-cell>
          <table:table-cell table:formula="of:=[.B19]*[.C19]" office:value-type="currency" office:currency="EUR" office:value="13.85" calcext:value-type="currency">
            <text:p>€ 13,85</text:p>
          </table:table-cell>
          <table:table-cell office:value-type="string" calcext:value-type="string">
            <text:p><text:a xlink:href="https://www.amazon.de/CSL-verschiedene-Adapter-Aufsätze-Überspannung-Kurzschluss/dp/B01MFCR6W2/ref=sr_1_1?ie=UTF8&amp;qid=1489939159&amp;sr=8-1&amp;keywords=netzteil+10v+2a" xlink:type="simple">https://www.amazon.de/CSL-verschiedene-Adapter-Aufs%C3%A4tze-%C3%9Cberspannung-Kurzschluss/dp/B01MFCR6W2/ref=sr_1_1?ie=UTF8&amp;qid=1489939159&amp;sr=8-1&amp;keywords=netzteil+10v+2a</text:a></text:p>
          </table:table-cell>
        </table:table-row>
        <table:table-row table:style-name="ro2">
          <table:table-cell table:style-name="Default" table:number-columns-repeated="2"/>
          <table:table-cell table:style-name="ce8" office:value-type="string" calcext:value-type="string">
            <text:p>Summe</text:p>
          </table:table-cell>
          <table:table-cell table:style-name="ce11" table:formula="of:=SUM([.D2:.D19])" office:value-type="currency" office:currency="EUR" office:value="177.799" calcext:value-type="currency">
            <text:p>€ 177,80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8" office:value-type="string" calcext:value-type="string">
            <text:p>Schulrabatt</text:p>
          </table:table-cell>
          <table:table-cell table:style-name="ce12" office:value-type="currency" office:currency="EUR" office:value="30" calcext:value-type="currency">
            <text:p>€ 30,00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8" office:value-type="string" calcext:value-type="string">
            <text:p>Noch zu zahlen</text:p>
          </table:table-cell>
          <table:table-cell table:style-name="ce11" table:formula="of:=[.D20]-([.D2]+[.D3])" office:value-type="currency" office:currency="EUR" office:value="79.499" calcext:value-type="currency">
            <text:p>€ 79,50</text:p>
          </table:table-cell>
          <table:table-cell table:style-name="Default"/>
        </table:table-row>
        <table:table-row table:style-name="ro4"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Person</text:p>
          </table:table-cell>
          <table:table-cell table:style-name="ce4" office:value-type="string" calcext:value-type="string">
            <text:p>Für Schule</text:p>
          </table:table-cell>
          <table:table-cell table:style-name="ce4" office:value-type="string" calcext:value-type="string">
            <text:p>Für Jonas</text:p>
          </table:table-cell>
          <table:table-cell table:style-name="ce13" office:value-type="string" calcext:value-type="string">
            <text:p>Summe</text:p>
          </table:table-cell>
          <table:table-cell table:style-name="Default"/>
        </table:table-row>
        <table:table-row table:style-name="ro2">
          <table:table-cell office:value-type="string" calcext:value-type="string">
            <text:p>Mujic Haris</text:p>
          </table:table-cell>
          <table:table-cell table:style-name="ce5" table:formula="of:=[.$D$22]/3-[.$D$21]/3" office:value-type="currency" office:currency="EUR" office:value="16.4996666666667" calcext:value-type="currency">
            <text:p>€ 16,50</text:p>
          </table:table-cell>
          <table:table-cell table:style-name="ce9" table:formula="of:=([.$D$2]+[.$D$3])/3" office:value-type="currency" office:currency="EUR" office:value="32.7666666666667" calcext:value-type="currency">
            <text:p>€ 32,77</text:p>
          </table:table-cell>
          <table:table-cell table:formula="of:=[.B25]+[.C25]" office:value-type="currency" office:currency="EUR" office:value="49.2663333333334" calcext:value-type="currency">
            <text:p>€ 49,27</text:p>
          </table:table-cell>
          <table:table-cell table:style-name="Default"/>
        </table:table-row>
        <table:table-row table:style-name="ro2">
          <table:table-cell office:value-type="string" calcext:value-type="string">
            <text:p>Karayanov Vitaliy</text:p>
          </table:table-cell>
          <table:table-cell table:style-name="ce5" table:formula="of:=[.$D$22]/3-[.$D$21]/3" office:value-type="currency" office:currency="EUR" office:value="16.4996666666667" calcext:value-type="currency">
            <text:p>€ 16,50</text:p>
          </table:table-cell>
          <table:table-cell table:style-name="ce9" table:formula="of:=([.$D$2]+[.$D$3])/3" office:value-type="currency" office:currency="EUR" office:value="32.7666666666667" calcext:value-type="currency">
            <text:p>€ 32,77</text:p>
          </table:table-cell>
          <table:table-cell table:formula="of:=[.B26]+[.C26]" office:value-type="currency" office:currency="EUR" office:value="49.2663333333334" calcext:value-type="currency">
            <text:p>€ 49,27</text:p>
          </table:table-cell>
          <table:table-cell table:style-name="Default"/>
        </table:table-row>
        <table:table-row table:style-name="ro2">
          <table:table-cell office:value-type="string" calcext:value-type="string">
            <text:p>Pucher Jonas</text:p>
          </table:table-cell>
          <table:table-cell table:style-name="ce5" table:formula="of:=[.$D$22]/3-[.$D$21]/3" office:value-type="currency" office:currency="EUR" office:value="16.4996666666667" calcext:value-type="currency">
            <text:p>€ 16,50</text:p>
          </table:table-cell>
          <table:table-cell table:style-name="ce9" table:formula="of:=([.$D$2]+[.$D$3])/3" office:value-type="currency" office:currency="EUR" office:value="32.7666666666667" calcext:value-type="currency">
            <text:p>€ 32,77</text:p>
          </table:table-cell>
          <table:table-cell table:formula="of:=[.B27]+[.C27]" office:value-type="currency" office:currency="EUR" office:value="49.2663333333334" calcext:value-type="currency">
            <text:p>€ 49,27</text:p>
          </table:table-cell>
          <table:table-cell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table:style-name="ce10"/>
          <table:table-cell table:style-name="ce14"/>
          <table:table-cell table:style-name="Default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110" number:language="de" number:country="DE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de" number:country="D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1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14P0"/>
    </number:currency-style>
    <number:currency-style style:name="N1011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6P0"/>
    </number:currency-style>
    <number:currency-style style:name="N1011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20P0" style:volatile="true" number:language="de" number:country="DE">
      <number:currency-symbol number:language="fy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0" number:language="de" number:country="DE">
      <style:text-properties fo:color="#ff0000"/>
      <number:currency-symbol number:language="fy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.00.0000</text:date>, <text:time style:data-style-name="N2" text:time-value="19:08:33.3349882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40:23.44</meta:creation-date>
    <meta:generator>LibreOffice/5.2.2.2$Linux_X86_64 LibreOffice_project/20m0$Build-2</meta:generator>
    <dc:date>2017-03-19T19:09:52.439984143</dc:date>
    <meta:editing-duration>PT2H59M11S</meta:editing-duration>
    <meta:editing-cycles>52</meta:editing-cycles>
    <meta:document-statistic meta:table-count="3" meta:cell-count="117" meta:object-count="0"/>
  </office:meta>
</office:document-meta>
</file>